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6cfa"/>
    </style:style>
    <style:style style:name="P2" style:family="paragraph" style:parent-style-name="Standard">
      <style:text-properties officeooo:rsid="001e6cfa" officeooo:paragraph-rsid="001e6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-test</text:p>
      <text:p text:style-name="P2">f-test</text:p>
      <text:p text:style-name="P2">tvalues</text:p>
      <text:p text:style-name="P2">pvalues</text:p>
      <text:p text:style-name="P1"><text:a xlink:type="simple" xlink:href="http://www.statsmodels.org/devel/generated/statsmodels.regression.linear_model.OLS.html" text:style-name="Internet_20_link" text:visited-style-name="Visited_20_Internet_20_Link">http://www.statsmodels.org/devel/generated/statsmodels.regression.linear_model.OLS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2:13:30.896000000</meta:creation-date>
    <dc:date>2019-05-19T23:59:34.913000000</dc:date>
    <meta:editing-duration>PT1H35M53S</meta:editing-duration>
    <meta:editing-cycles>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5" meta:word-count="5" meta:character-count="114" meta:non-whitespace-character-count="113"/>
  </office:meta>
</office:document-meta>
</file>